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bf5" officeooo:paragraph-rsid="00074bf5"/>
    </style:style>
    <style:style style:name="P2" style:family="paragraph" style:parent-style-name="Standard">
      <style:text-properties officeooo:rsid="00074bf5" officeooo:paragraph-rsid="00075e03"/>
    </style:style>
    <style:style style:name="P3" style:family="paragraph" style:parent-style-name="Standard">
      <style:text-properties officeooo:paragraph-rsid="00074bf5"/>
    </style:style>
    <style:style style:name="P4" style:family="paragraph" style:parent-style-name="Standard">
      <style:text-properties officeooo:paragraph-rsid="000ac68b"/>
    </style:style>
    <style:style style:name="P5" style:family="paragraph" style:parent-style-name="Standard">
      <style:text-properties officeooo:paragraph-rsid="000cee1c"/>
    </style:style>
    <style:style style:name="P6" style:family="paragraph" style:parent-style-name="Standard">
      <style:text-properties officeooo:paragraph-rsid="000ee3a4"/>
    </style:style>
    <style:style style:name="P7" style:family="paragraph" style:parent-style-name="Standard">
      <style:text-properties officeooo:paragraph-rsid="000fb03f"/>
    </style:style>
    <style:style style:name="P8" style:family="paragraph" style:parent-style-name="Standard">
      <style:text-properties officeooo:paragraph-rsid="0011114f"/>
    </style:style>
    <style:style style:name="P9" style:family="paragraph" style:parent-style-name="Standard">
      <style:text-properties officeooo:paragraph-rsid="001158d3"/>
    </style:style>
    <style:style style:name="P10" style:family="paragraph" style:parent-style-name="Standard">
      <style:text-properties officeooo:paragraph-rsid="0011ea48"/>
    </style:style>
    <style:style style:name="P11" style:family="paragraph" style:parent-style-name="Standard">
      <style:text-properties officeooo:rsid="0011ea48" officeooo:paragraph-rsid="0011ea48"/>
    </style:style>
    <style:style style:name="P12" style:family="paragraph">
      <style:paragraph-properties fo:text-align="center"/>
    </style:style>
    <style:style style:name="T1" style:family="text">
      <style:text-properties officeooo:rsid="00074bf5"/>
    </style:style>
    <style:style style:name="T2" style:family="text">
      <style:text-properties officeooo:rsid="000ac68b"/>
    </style:style>
    <style:style style:name="T3" style:family="text">
      <style:text-properties fo:color="#0066cc" officeooo:rsid="00074bf5"/>
    </style:style>
    <style:style style:name="T4" style:family="text">
      <style:text-properties fo:color="#0066cc" officeooo:rsid="000ac68b"/>
    </style:style>
    <style:style style:name="T5" style:family="text">
      <style:text-properties fo:color="#0066cc" officeooo:rsid="000b19c6"/>
    </style:style>
    <style:style style:name="T6" style:family="text">
      <style:text-properties fo:color="#0066cc" officeooo:rsid="000ee3a4"/>
    </style:style>
    <style:style style:name="T7" style:family="text">
      <style:text-properties officeooo:rsid="000ee3a4"/>
    </style:style>
    <style:style style:name="T8" style:family="text">
      <style:text-properties officeooo:rsid="0011114f"/>
    </style:style>
    <style:style style:name="T9" style:family="text">
      <style:text-properties officeooo:rsid="001158d3"/>
    </style:style>
    <style:style style:name="T10" style:family="text">
      <style:text-properties officeooo:rsid="0011ea48"/>
    </style:style>
    <style:style style:name="gr1"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CB1 and EXP3 bandit</text:p>
      <text:p text:style-name="P1"/>
      <text:p text:style-name="P1">1. <text:a xlink:type="simple" xlink:href="http://jeremykun.com/2013/12/09/bandits-and-stocks/">http://jeremykun.com/2013/12/09/bandits-and-stocks/</text:a></text:p>
      <text:p text:style-name="P2"><text:s/><text:a xlink:type="simple" xlink:href="http://jeremykun.com/2013/10/28/optimism-in-the-face-of-uncertainty-the-ucb1-algorithm/">UCB1 algorithm</text:a>, which operated under the assumption that the rewards for the trials were independent and stochastic. That is, each slot machine was essentially a biased coin flip, and the algorithm was trying to find the machine with the best odds. </text:p>
      <text:p text:style-name="P2"><text:s/><text:a xlink:type="simple" xlink:href="http://jeremykun.com/2013/11/08/adversarial-bandits-and-the-exp3-algorithm/">Exp3 algorithm</text:a>, which held the belief that the payoffs were arbitrary. In particular this includes the possibility that an adversary is setting the payoffs against you, and so we measured the success of an algorithm in terms of how it fares against the best single action (just as we did with UCB1, but with Exp3 it’s a nontrivial decision).</text:p>
      <text:p text:style-name="P1"/>
      <text:p text:style-name="P1"/>
      <text:p text:style-name="P1"/>
      <text:p text:style-name="P3"><text:span text:style-name="T1"><text:line-break/><text:line-break/>Marc complètera. As-tu compris la différence entre UCB et EXP3</text:span></text:p>
      <text:p text:style-name="P3"/>
      <text:p text:style-name="P3"><draw:line text:anchor-type="paragraph" draw:z-index="2" draw:style-name="gr2" draw:text-style-name="P12" svg:x1="3.1354in" svg:y1="0.5193in" svg:x2="2.552in" svg:y2="0.15in"><text:p/></draw:line><text:bookmark text:name="docs-internal-guid-9aab998e-1d79-c2ff-e63c-110cf0419959"/><text:tab/><text:tab/><text:tab/><text:tab/>lambda</text:p>
      <text:p text:style-name="P3"><draw:line text:anchor-type="paragraph" draw:z-index="0" draw:style-name="gr1" draw:text-style-name="P12" svg:x1="2.1669in" svg:y1="0.0047in" svg:x2="1.9016in" svg:y2="0.265in"><text:p/></draw:line></text:p>
      <text:p text:style-name="P4"><text:tab/><text:tab/><text:tab/><text:span text:style-name="T2">(N,T)<text:tab/></text:span></text:p>
      <text:p text:style-name="P4"><draw:line text:anchor-type="paragraph" draw:z-index="1" draw:style-name="gr2" draw:text-style-name="P12" svg:x1="1.9327in" svg:y1="0.0071in" svg:x2="2.8909in" svg:y2="0.1425in"><text:p/></draw:line><text:tab/><text:tab/><text:tab/><text:tab/><text:tab/><text:tab/><text:span text:style-name="T2">simulations</text:span><text:tab/><text:tab/></text:p>
      <text:p text:style-name="P4"/>
      <text:p text:style-name="P4"><text:span text:style-name="T2">C'est à dire que, si on connaitre lambda0, on peut facilement en déduire le couple (N,T) optimal, comme suite :</text:span></text:p>
      <text:p text:style-name="P5"><text:span text:style-name="T1">Il faut<text:line-break/>a) choisir un processus de loi exponentielle </text:span><text:span text:style-name="T3">// </text:span><text:span text:style-name="T4">par exemple, on donne un processus de loi exponentielle, processus de Poisson</text:span><text:span text:style-name="T1"><text:line-break/>b) choisir un paramètre lambda0 et considérer un budget temps B </text:span><text:span text:style-name="T3">// </text:span><text:span text:style-name="T4">initialiser lambda0= constant, un budget temps B=100 ans</text:span><text:span text:style-name="T1"><text:line-break/>c) Calculer la durée Topt optimale théorique pour estimer au mieux lambda0 à partir de N donner que l’on aura générée. </text:span><text:span text:style-name="T3">// </text:span><text:span text:style-name="T5">Utiliser l'algo EXP3 ici, pour trouver un valeur lambda mieux et Topt plus optimal</text:span><text:span text:style-name="T1"><text:line-break/>c) Générer des données suivant cette loi que l’on fournit à la demande à ton algorithme </text:span><text:span text:style-name="T3">// </text:span><text:span text:style-name="T5">recevoir les résultats obtenus</text:span><text:span text:style-name="T1"><text:line-break/>d) Quand ton algorithme a utilisé son budget, on compare son estimation de lambda et lambda0 /</text:span><text:span text:style-name="T3">/a</text:span><text:span text:style-name="T5">près avoir utilisé tout le budget, on compare les taux estimisés de lambda et lambda0.</text:span></text:p>
      <text:p text:style-name="P6"><text:span text:style-name="T5"><text:s/></text:span></text:p>
      <text:p text:style-name="P6"><text:span text:style-name="T6">Pseudo code</text:span><text:tab/><text:tab/><text:tab/><text:tab/><text:tab/><text:tab/><text:tab/><text:tab/><text:tab/><text:tab/><text:tab/><text:tab/></text:p>
      <text:p text:style-name="P6"/>
      <text:p text:style-name="P6"><text:span text:style-name="T7">1. Initialiser :</text:span></text:p>
      <text:p text:style-name="P7"><text:span text:style-name="T7"><text:tab/>+) taux d'extinction lambda0=constant</text:span></text:p>
      <text:p text:style-name="P7"><text:span text:style-name="T7"><text:tab/>+) un budget temps B = constant</text:span></text:p>
      <text:p text:style-name="P7"><text:span text:style-name="T7"><text:tab/>+) nombre de ville N=consant</text:span></text:p>
      <text:p text:style-name="P7"><text:tab/><text:span text:style-name="T7">+) pas de temps tstep = constant</text:span></text:p>
      <text:p text:style-name="P6"><text:span text:style-name="T7">2. Uiliser l'algo EXP3:</text:span></text:p>
      <text:p text:style-name="P6"><text:tab/><text:span text:style-name="T7">+) N bras : Bras 1 contient 1ville, Bras 2 contient 2 villes, …, Bras N contient N villes.</text:span></text:p>
      <text:p text:style-name="P8"><text:tab/><text:span text:style-name="T7">+) R tours : R ← budget temps B/tstep</text:span></text:p>
      <text:p text:style-name="P9"><text:tab/><text:span text:style-name="T8">+) À chaque tour, on tire une machine aléatoire, et estime le taux d'extinction pour ce cas.</text:span></text:p>
      <text:p text:style-name="P9"><text:span text:style-name="T9">3. Obtenir les résultats pour tous les tours.</text:span></text:p>
      <text:p text:style-name="P9"><text:span text:style-name="T9">4. Comparer lambda0 et les taux d'extinctions obtenus</text:span></text:p>
      <text:p text:style-name="P9"/>
      <text:p text:style-name="P9"/>
      <text:p text:style-name="P9"><text:soft-page-break/><text:span text:style-name="T9">Commentaire :</text:span></text:p>
      <text:p text:style-name="P9"><text:span text:style-name="T9">Je pense que, ici il y a quelques choses que je ne comprends pas bien :</text:span></text:p>
      <text:p text:style-name="P10"><text:span text:style-name="T9">+) Dans l'algo EXP3, il y a une distribution exponentielle, alors j je ne comprends pas la signification de l'étape “a : choisir un processus de loi exponentielle”?</text:span></text:p>
      <text:p text:style-name="P10"><text:span text:style-name="T10">+) Si à la fin de l'algo, on compare lambda0 et lambda estimé. Alors, pour donner la valuer lambda0, on peut lancer les simulation en cas idéal, on trouve la valeur lambda0 (meilleure). Si après avoir lancé tous les tours, lambda estimé &gt;= lambda0 et Topt &lt;T de lambda0. On choisi tle cas <text:s/>de lambda estimé.</text:span></text:p>
      <text:p text:style-name="P11">Je pense que, donc, on dois tenir le nombre de ville dans les tours = le nombre de villes de lambda0. Si oui, les bras dans l'EXP3 ne sont pas signifiques.</text:p>
      <text:p text:style-name="P11"/>
      <text:p text:style-name="P10"><text:tab/><text:tab/> </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2" draw:display-name="Arrowheads 2" svg:viewBox="0 0 1013 1130" svg:d="M1009 1050l-449-1008-22-30-29-12-34 12-21 26-449 1012-5 13v8l5 21 12 21 17 13 21 4h903l21-4 21-13 9-21 4-21v-8z"/>
    <draw:marker draw:name="Arrowheads_20_3" draw:display-name="Arrowheads 3"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1:34:22.637486484</meta:creation-date>
    <dc:date>2015-09-30T18:21:55.623163991</dc:date>
    <meta:editing-duration>PT6H17M21S</meta:editing-duration>
    <meta:editing-cycles>4</meta:editing-cycles>
    <meta:generator>LibreOffice/4.2.8.2$Linux_X86_64 LibreOffice_project/420m0$Build-2</meta:generator>
    <meta:document-statistic meta:table-count="0" meta:image-count="0" meta:object-count="0" meta:page-count="2" meta:paragraph-count="29" meta:word-count="495" meta:character-count="2874" meta:non-whitespace-character-count="2361"/>
  </office:meta>
</office:document-meta>
</file>